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2800000000C5EBA70E3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5.8903in" fo:margin-left="0.6in" table:align="left"/>
    </style:style>
    <style:style style:name="Table2.A" style:family="table-column">
      <style:table-column-properties style:column-width="0.6431in"/>
    </style:style>
    <style:style style:name="Table2.B" style:family="table-column">
      <style:table-column-properties style:column-width="1.0174in"/>
    </style:style>
    <style:style style:name="Table2.C" style:family="table-column">
      <style:table-column-properties style:column-width="1.2847in"/>
    </style:style>
    <style:style style:name="Table2.D" style:family="table-column">
      <style:table-column-properties style:column-width="1.3382in"/>
    </style:style>
    <style:style style:name="Table2.E" style:family="table-column">
      <style:table-column-properties style:column-width="0.6965in"/>
    </style:style>
    <style:style style:name="Table2.F" style:family="table-column">
      <style:table-column-properties style:column-width="0.9104in"/>
    </style:style>
    <style:style style:name="Table2.A1" style:family="table-cell">
      <style:table-cell-properties fo:background-color="#66ff99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2.F1" style:family="table-cell">
      <style:table-cell-properties fo:background-color="#66ff99" fo:padding="0.0201in" fo:border="0.0007in solid #000000">
        <style:background-image/>
      </style:table-cell-properties>
    </style:style>
    <style:style style:name="Table2.A2" style:family="table-cell">
      <style:table-cell-properties fo:background-color="#dddddd" fo:padding="0.0201in" fo:border-left="0.0007in solid #000000" fo:border-right="none" fo:border-top="none" fo:border-bottom="0.0007in solid #000000">
        <style:background-image/>
      </style:table-cell-properties>
    </style:style>
    <style:style style:name="Table2.D2" style:family="table-cell">
      <style:table-cell-properties fo:background-color="#dddddd" fo:padding="0.0201in" fo:border-left="0.0007in solid #000000" fo:border-right="0.0007in solid #000000" fo:border-top="none" fo:border-bottom="0.0007in solid #000000">
        <style:background-image/>
      </style:table-cell-properties>
    </style:style>
    <style:style style:name="Table2.A3" style:family="table-cell">
      <style:table-cell-properties fo:padding="0.0201in" fo:border-left="0.0007in solid #000000" fo:border-right="none" fo:border-top="none" fo:border-bottom="0.0007in solid #000000"/>
    </style:style>
    <style:style style:name="Table2.F3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1" style:family="table">
      <style:table-properties style:width="5.2479in" fo:margin-left="0.6in" table:align="left"/>
    </style:style>
    <style:style style:name="Table1.A" style:family="table-column">
      <style:table-column-properties style:column-width="0.2153in"/>
    </style:style>
    <style:style style:name="Table1.B" style:family="table-column">
      <style:table-column-properties style:column-width="1.6056in"/>
    </style:style>
    <style:style style:name="Table1.C" style:family="table-column">
      <style:table-column-properties style:column-width="0.3222in"/>
    </style:style>
    <style:style style:name="Table1.F" style:family="table-column">
      <style:table-column-properties style:column-width="2.4604in"/>
    </style:style>
    <style:style style:name="Table1.A1" style:family="table-cell">
      <style:table-cell-properties fo:background-color="#ffcc00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1.F1" style:family="table-cell">
      <style:table-cell-properties fo:background-color="#ffcc00" fo:padding="0.0201in" fo:border="0.0007in solid #000000">
        <style:background-image/>
      </style:table-cell-properties>
    </style:style>
    <style:style style:name="Table1.A2" style:family="table-cell">
      <style:table-cell-properties fo:background-color="#dddddd" fo:padding="0.0201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padding="0.0201in" fo:border-left="0.0007in solid #000000" fo:border-right="none" fo:border-top="none" fo:border-bottom="0.0007in solid #000000"/>
    </style:style>
    <style:style style:name="Table1.F3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Consolas1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Consolas1"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style:font-name="Baskerville Old Face" fo:font-size="7pt" fo:font-style="normal" style:font-size-asian="7pt" style:font-style-asian="normal" style:font-size-complex="7pt" style:font-style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P7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20pt" fo:font-style="normal" style:font-size-asian="20pt" style:font-style-asian="normal" style:font-size-complex="20pt" style:font-style-complex="normal"/>
    </style:style>
    <style:style style:name="P8" style:family="paragraph" style:parent-style-name="Subtitle">
      <style:text-properties style:font-name="Kristen ITC" fo:font-size="12pt" style:font-size-asian="12pt" style:font-size-complex="12pt"/>
    </style:style>
    <style:style style:name="P9" style:family="paragraph" style:parent-style-name="Standard">
      <style:paragraph-properties fo:margin-left="1.4in" fo:margin-right="0in" fo:text-align="start" style:justify-single-word="false" fo:text-indent="0in" style:auto-text-indent="false"/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P10" style:family="paragraph" style:parent-style-name="Contents_20_4">
      <style:text-properties fo:font-weight="normal" style:font-weight-asian="normal" style:font-weight-complex="normal"/>
    </style:style>
    <style:style style:name="P11" style:family="paragraph" style:parent-style-name="Contents_20_4">
      <style:paragraph-properties>
        <style:tab-stops>
          <style:tab-stop style:position="7.7693in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0.8in" fo:margin-right="0in" fo:text-align="start" style:justify-single-word="false" fo:text-indent="0in" style:auto-text-indent="false"/>
      <style:text-properties style:font-name="Consolas1" fo:font-size="8pt" style:font-size-asian="8pt" style:font-size-complex="8pt"/>
    </style:style>
    <style:style style:name="P13" style:family="paragraph" style:parent-style-name="Standard">
      <style:paragraph-properties fo:text-align="start" style:justify-single-word="false" fo:break-before="page"/>
      <style:text-properties style:font-name="Consolas1" fo:font-size="8pt" style:font-size-asian="8pt" style:font-size-complex="8pt"/>
    </style:style>
    <style:style style:name="P14" style:family="paragraph" style:parent-style-name="Table_20_Contents">
      <style:text-properties style:font-name-complex="Mangal1"/>
    </style:style>
    <style:style style:name="P15" style:family="paragraph" style:parent-style-name="Table_20_Contents">
      <style:text-properties fo:font-weight="bold" style:font-weight-asian="bold" style:font-name-complex="Mangal1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name-complex="Mangal1" style:font-weight-complex="bold"/>
    </style:style>
    <style:style style:name="P17" style:family="paragraph" style:parent-style-name="Contents_20_1">
      <style:paragraph-properties>
        <style:tab-stops>
          <style:tab-stop style:position="8.0598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7.9634in" style:type="right" style:leader-style="dotted" style:leader-text="."/>
        </style:tab-stops>
      </style:paragraph-properties>
    </style:style>
    <style:style style:name="P19" style:family="paragraph" style:parent-style-name="Contents_20_4" style:list-style-name="CheckContent4"/>
    <style:style style:name="P20" style:family="paragraph" style:parent-style-name="Contents_20_1" style:list-style-name="Check"/>
    <style:style style:name="P21" style:family="paragraph" style:parent-style-name="Contents_20_1" style:list-style-name="Check">
      <style:text-properties fo:font-style="normal" style:font-style-asian="normal" style:font-style-complex="normal"/>
    </style:style>
    <style:style style:name="P22" style:family="paragraph" style:parent-style-name="Table_20_Contents">
      <style:text-properties style:font-name-complex="Mangal1"/>
    </style:style>
    <style:style style:name="P23" style:family="paragraph" style:parent-style-name="Table_20_Contents">
      <style:text-properties fo:font-weight="bold" style:font-weight-asian="bold" style:font-name-complex="Mangal1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style:font-weight-asian="bold" style:font-name-complex="Mangal1" style:font-weight-complex="bold"/>
    </style:style>
    <style:style style:name="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666666"/>
    </style:style>
    <style:style style:name="T4" style:family="text"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#ffffff" style:editable="false">
        <style:columns fo:column-count="2" fo:column-gap="0.1in">
          <style:column-sep style:width="0.0138in" style:color="#000000" style:height="100%"/>
          <style:column style:rel-width="32767*" fo:start-indent="0in" fo:end-indent="0.05in"/>
          <style:column style:rel-width="32768*" fo:start-indent="0.05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hapter"/>
      </text:sequence-decls>
      <text:p text:style-name="P2"/>
      <text:p text:style-name="P7">DIN-Rail 3D Printer</text:p>
      <text:p text:style-name="P8">With a HUGE 36” x 36” Build Area</text:p>
      <text:p text:style-name="P2"/>
      <text:p text:style-name="P4"><draw:frame draw:style-name="fr1" draw:name="graphics1" text:anchor-type="paragraph" svg:width="6.6665in" svg:height="0.1252in" draw:z-index="0"><draw:image xlink:href="Pictures/10000000000002800000000C5EBA70E3.gif" xlink:type="simple" xlink:show="embed" xlink:actuate="onLoad"/></draw:frame><text:span text:style-name="T3">Written By: TGit-Tech (02/2018)</text:span><text:tab/><text:tab/> <text:s text:c="7"/><text:tab/><text:tab/></text:p>
      <text:p text:style-name="P5"><text:tab/><text:tab/><text:span text:style-name="T4">Feel free to use: no strings attached (text content only / images respectfully referenced)<text:tab/><text:tab/><text:tab/><text:tab/></text:span></text:p>
      <text:p text:style-name="P6">Last Updated: 2018.02.04<text:tab/> <text:s text:c="7"/><text:tab/><text:tab/><text:tab/><text:tab/> </text:p>
      <text:p text:style-name="P9"/>
      <text:p text:style-name="P12"><text:s text:c="12"/></text:p>
      <text:p text:style-name="P3">Place Master Picture here</text:p>
      <text:p text:style-name="P3"/>
      <text:p text:style-name="P3">*** PROJECT IS INCOMPLETE – PLEASE CHECK BACK LATER ***</text:p>
      <text:p text:style-name="P13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7">1. <text:a xlink:type="simple" xlink:href="#__RefHeading__2026_329140064" text:style-name="Internet_20_link" text:visited-style-name="Visited_20_Internet_20_Link">INTRODUCTION</text:a><text:tab/>2</text:p>
          <text:p text:style-name="P18">1.1 <text:a xlink:type="simple" xlink:href="#__RefHeading__1172_997818340" text:style-name="Internet_20_link" text:visited-style-name="Visited_20_Internet_20_Link">Materials</text:a><text:tab/>2</text:p>
          <text:p text:style-name="P11">A. <text:a xlink:type="simple" xlink:href="#__RefHeading__10239_1565536530" text:style-name="Internet_20_link" text:visited-style-name="Visited_20_Internet_20_Link">Framing Hardware ( $369.50 )</text:a><text:tab/>2</text:p>
          <text:p text:style-name="P11">B. <text:a xlink:type="simple" xlink:href="#__RefHeading__1174_997818340" text:style-name="Internet_20_link" text:visited-style-name="Visited_20_Internet_20_Link">Printing Hardware</text:a><text:tab/>2</text:p>
          <text:p text:style-name="P11">C. <text:a xlink:type="simple" xlink:href="#__RefHeading__1176_997818340" text:style-name="Internet_20_link" text:visited-style-name="Visited_20_Internet_20_Link">3D-Prints</text:a><text:tab/>3</text:p>
          <text:p text:style-name="P11">D. <text:a xlink:type="simple" xlink:href="#__RefHeading__1178_997818340" text:style-name="Internet_20_link" text:visited-style-name="Visited_20_Internet_20_Link">Electrical</text:a><text:tab/>3</text:p>
        </text:index-body>
      </text:table-of-content>
      <text:p text:style-name="P2"/>
      <text:h text:style-name="Heading_20_1" text:outline-level="1" text:restart-numbering="true" text:start-value="-1"><text:bookmark-start text:name="__RefHeading__2026_329140064"/>INTRODUCTION<text:subject/><text:bookmark-end text:name="__RefHeading__2026_329140064"/></text:h>
      <text:p text:style-name="Contents_20_1"/>
      <text:p text:style-name="Contents_20_1">The “<text:span text:style-name="T5">DIN-Rail 3D Printer</text:span><text:span text:style-name="T6">”</text:span> project's goal is to provide a cheap solution to very large 3D printing ability. <text:s/>It will use 1-Meter 35mm DIN Rails.</text:p>
      <text:p text:style-name="Contents_20_1"/>
      <text:list xml:id="list6028352832061064771" text:style-name="Check">
        <text:list-item>
          <text:p text:style-name="P20">The project implements</text:p>
          <text:list>
            <text:list-item>
              <text:p text:style-name="P20">Z-Mobile CoreXY</text:p>
            </text:list-item>
          </text:list>
        </text:list-item>
      </text:list>
      <text:p text:style-name="Contents_20_1"/>
      <text:list xml:id="list22464487" text:continue-numbering="true" text:style-name="Check">
        <text:list-item>
          <text:p text:style-name="P20">The project consists of:</text:p>
          <text:list>
            <text:list-item>
              <text:p text:style-name="P21"/>
            </text:list-item>
          </text:list>
        </text:list-item>
      </text:list>
      <text:p text:style-name="Contents_20_1"/>
      <text:list xml:id="list22435073" text:continue-numbering="true" text:style-name="Check">
        <text:list-item>
          <text:p text:style-name="P20">The project is Open Source and its main page Resides at: <text:a xlink:type="simple" xlink:href="https://github.com/TGit-Tech/DIN-Rail-3D-Printer" text:style-name="Internet_20_link" text:visited-style-name="Visited_20_Internet_20_Link">https://github.com/TGit-Tech/DIN-Rail-3D-Printer</text:a> </text:p>
          <text:list>
            <text:list-item>
              <text:p text:style-name="P20">Releases ( All Finalized Plans, Files and Documentation ) can be downloaded at:</text:p>
            </text:list-item>
            <text:list-item>
              <text:p text:style-name="P20">This document ( most recent version ) can be seen at:</text:p>
            </text:list-item>
            <text:list-item>
              <text:p text:style-name="P20"/>
            </text:list-item>
          </text:list>
        </text:list-item>
      </text:list>
      <text:p text:style-name="Contents_20_1"/>
      <text:h text:style-name="Heading_20_2" text:outline-level="2"><text:bookmark-start text:name="__RefHeading__1172_997818340"/>Materials<text:bookmark-end text:name="__RefHeading__1172_997818340"/></text:h>
      <text:h text:style-name="Heading_20_4" text:outline-level="4"><text:bookmark-start text:name="__RefHeading__10239_1565536530"/>Framing Hardware ( $369.50 )<text:bookmark-end text:name="__RefHeading__10239_1565536530"/></text:h>
      <text:p text:style-name="Contents_20_4"/>
      <text:list xml:id="list5271005674243170088" text:style-name="CheckContent4">
        <text:list-item>
          <text:p text:style-name="P19">Framing ( $ 258.73 )</text:p>
        </text:list-item>
      </text:list>
      <text:p text:style-name="P10"/>
      <text:list xml:id="list22432788" text:continue-numbering="true" text:style-name="CheckContent4">
        <text:list-item>
          <text:list>
            <text:list-item>
              <text:p text:style-name="P19">(20) Steel DIN Rails 35mm W x 15mm H x 1M Length ( DN-R35HS1 ) - $49.50/10pcs = $99</text:p>
              <text:list>
                <text:list-item>
                  <text:p text:style-name="P19"><text:a xlink:type="simple" xlink:href="https://www.automationdirect.com/adc/Shopping/Catalog/Enclosures_-z-_Subpanels_-z-_Thermal_Management_-z-_Lighting/Enclosure_Parts_-a-_Accessories/Internal_Component_Mounting_Accessories/DIN_Rails/DN-R35HS1" text:style-name="Internet_20_link" text:visited-style-name="Visited_20_Internet_20_Link">https://www.automationdirect.com/adc/Shopping/Catalog/Enclosures_-z-_Subpanels_-z-_Thermal_Management_-z-_Lighting/Enclosure_Parts_-a-_Accessories/Internal_Component_Mounting_Accessories/DIN_Rails/DN-R35HS1</text:a> </text:p>
                </text:list-item>
              </text:list>
            </text:list-item>
          </text:list>
        </text:list-item>
      </text:list>
      <text:p text:style-name="Contents_20_4"/>
      <text:list xml:id="list22439025" text:continue-numbering="true" text:style-name="CheckContent4">
        <text:list-item>
          <text:list>
            <text:list-item>
              <text:p text:style-name="P19">(1) Aluminum Build Plate ( 36” x 36” x 0.188 (3/16”) ) Mill Finish 6061 - $120.00 + $18 Shipping = $138</text:p>
              <text:list>
                <text:list-item>
                  <text:p text:style-name="P19"><text:a xlink:type="simple" xlink:href="https://www.ebay.com/itm/272758454805" text:style-name="Internet_20_link" text:visited-style-name="Visited_20_Internet_20_Link">https://www.ebay.com/itm/272758454805</text:a> </text:p>
                </text:list-item>
              </text:list>
            </text:list-item>
          </text:list>
        </text:list-item>
      </text:list>
      <text:p text:style-name="Contents_20_4"/>
      <text:list xml:id="list22435980" text:continue-numbering="true" text:style-name="CheckContent4">
        <text:list-item>
          <text:list>
            <text:list-item>
              <text:p text:style-name="P19">(4) Imperial 12650 Metric Threaded Rod M6-1.00x1M ( Pack of 5 ) - $15.81 + $5.92 Shipping = $21.73</text:p>
              <text:list>
                <text:list-item>
                  <text:p text:style-name="P19"><text:a xlink:type="simple" xlink:href="https://www.amazon.com/gp/product/B001G4512Q" text:style-name="Internet_20_link" text:visited-style-name="Visited_20_Internet_20_Link">https://www.amazon.com/gp/product/B001G4512Q</text:a> </text:p>
                </text:list-item>
              </text:list>
            </text:list-item>
          </text:list>
        </text:list-item>
      </text:list>
      <text:p text:style-name="Contents_20_4"/>
      <text:list xml:id="list22438616" text:continue-numbering="true" text:style-name="CheckContent4">
        <text:list-item>
          <text:p text:style-name="P19">Fasteners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5">Total</text:p>
          </table:table-cell>
          <table:table-cell table:style-name="Table2.A1" office:value-type="string">
            <text:p text:style-name="P15">For</text:p>
          </table:table-cell>
          <table:table-cell table:style-name="Table2.A1" office:value-type="string">
            <text:p text:style-name="P15">To Part</text:p>
          </table:table-cell>
          <table:table-cell table:style-name="Table2.A1" office:value-type="string">
            <text:p text:style-name="P15">Machine Screw</text:p>
          </table:table-cell>
          <table:table-cell table:style-name="Table2.A1" office:value-type="string">
            <text:p text:style-name="P15">Nut</text:p>
          </table:table-cell>
          <table:table-cell table:style-name="Table2.F1" office:value-type="string">
            <text:p text:style-name="P15">Washer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6">Gantry-Corners</text:p>
          </table:table-cell>
          <table:table-cell table:style-name="Table2.A2" office:value-type="string">
            <text:p text:style-name="P16">(PART-COUNT)</text:p>
          </table:table-cell>
          <table:table-cell table:style-name="Table2.D2" table:number-columns-spanned="3" office:value-type="string">
            <text:p text:style-name="P16">(PER-PART)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14">(16)Screws</text:p>
          </table:table-cell>
          <table:table-cell table:style-name="Table2.A3" office:value-type="string">
            <text:p text:style-name="P14">Y-Motor</text:p>
          </table:table-cell>
          <table:table-cell table:style-name="Table2.A3" office:value-type="string">
            <text:p text:style-name="P14">Gantry-Corner-YMotor(4)</text:p>
          </table:table-cell>
          <table:table-cell table:style-name="Table2.A3" office:value-type="string">
            <text:p text:style-name="P14">(4) M3*16mm</text:p>
          </table:table-cell>
          <table:table-cell table:style-name="Table2.A3" office:value-type="string">
            <text:p text:style-name="P14"/>
          </table:table-cell>
          <table:table-cell table:style-name="Table2.F3" office:value-type="string">
            <text:p text:style-name="P14"/>
          </table:table-cell>
        </table:table-row>
        <table:table-row>
          <table:table-cell table:style-name="Table2.A3" office:value-type="string">
            <text:p text:style-name="P14">(8)Screws</text:p>
            <text:p text:style-name="P14">(8)Nuts</text:p>
            <text:p text:style-name="P14">(16)Washers</text:p>
          </table:table-cell>
          <table:table-cell table:style-name="Table2.A3" office:value-type="string">
            <text:p text:style-name="P14">V-Bearings</text:p>
          </table:table-cell>
          <table:table-cell table:style-name="Table2.A3" office:value-type="string">
            <text:p text:style-name="P14">Gantry-Corners(All 4)</text:p>
          </table:table-cell>
          <table:table-cell table:style-name="Table2.A3" office:value-type="string">
            <text:p text:style-name="P14">(2) #4-40 x 3/4”</text:p>
          </table:table-cell>
          <table:table-cell table:style-name="Table2.A3" office:value-type="string">
            <text:p text:style-name="P14">(2) Nut</text:p>
          </table:table-cell>
          <table:table-cell table:style-name="Table2.F3" office:value-type="string">
            <text:p text:style-name="P14">(2) Lock Washers</text:p>
            <text:p text:style-name="P14">(2) Flat Washers</text:p>
          </table:table-cell>
        </table:table-row>
        <table:table-row>
          <table:table-cell table:style-name="Table2.A3" office:value-type="string">
            <text:p text:style-name="P14">(16)Screws</text:p>
            <text:p text:style-name="P14">(16)Nuts</text:p>
          </table:table-cell>
          <table:table-cell table:style-name="Table2.A3" office:value-type="string">
            <text:p text:style-name="P14">X &amp; Y Gantry Rails</text:p>
          </table:table-cell>
          <table:table-cell table:style-name="Table2.A3" office:value-type="string">
            <text:p text:style-name="P14">Gantry-Corners(All 4)</text:p>
          </table:table-cell>
          <table:table-cell table:style-name="Table2.A3" office:value-type="string">
            <text:p text:style-name="P14">(4) #10-24 x 1/2”</text:p>
          </table:table-cell>
          <table:table-cell table:style-name="Table2.A3" office:value-type="string">
            <text:p text:style-name="P14">(4) Nut</text:p>
          </table:table-cell>
          <table:table-cell table:style-name="Table2.F3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6">Base-Rails</text:p>
          </table:table-cell>
          <table:table-cell table:style-name="Table2.A2" office:value-type="string">
            <text:p text:style-name="P16">(PART-COUNT)</text:p>
          </table:table-cell>
          <table:table-cell table:style-name="Table2.D2" table:number-columns-spanned="3" office:value-type="string">
            <text:p text:style-name="P16">(PER-PART)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14">16</text:p>
          </table:table-cell>
          <table:table-cell table:style-name="Table2.A3" office:value-type="string">
            <text:p text:style-name="P14">Base-Rails</text:p>
          </table:table-cell>
          <table:table-cell table:style-name="Table2.A3" office:value-type="string">
            <text:p text:style-name="P14">Base-Inner-Corner</text:p>
          </table:table-cell>
          <table:table-cell table:style-name="Table2.A3" office:value-type="string">
            <text:p text:style-name="P14">#10-24 x 1-1/4”</text:p>
          </table:table-cell>
          <table:table-cell table:style-name="Table2.A3" office:value-type="string">
            <text:p text:style-name="P14"/>
          </table:table-cell>
          <table:table-cell table:style-name="Table2.F3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6">Top-Corners</text:p>
          </table:table-cell>
          <table:table-cell table:style-name="Table2.A2" office:value-type="string">
            <text:p text:style-name="P16">(PART-COUNT)</text:p>
          </table:table-cell>
          <table:table-cell table:style-name="Table2.D2" table:number-columns-spanned="3" office:value-type="string">
            <text:p text:style-name="P16">(PER-PART)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14">4</text:p>
          </table:table-cell>
          <table:table-cell table:style-name="Table2.A3" office:value-type="string">
            <text:p text:style-name="P14">Z-Rail</text:p>
          </table:table-cell>
          <table:table-cell table:style-name="Table2.A3" office:value-type="string">
            <text:p text:style-name="P14">Top-Corner</text:p>
          </table:table-cell>
          <table:table-cell table:style-name="Table2.A3" office:value-type="string">
            <text:p text:style-name="P14">(1) #10-24 x 1/2” - Side</text:p>
          </table:table-cell>
          <table:table-cell table:style-name="Table2.A3" office:value-type="string">
            <text:p text:style-name="P14">(1) Lock Nut</text:p>
          </table:table-cell>
          <table:table-cell table:style-name="Table2.F3" office:value-type="string">
            <text:p text:style-name="P14"/>
          </table:table-cell>
        </table:table-row>
        <table:table-row>
          <table:table-cell table:style-name="Table2.A3" office:value-type="string">
            <text:p text:style-name="P14">16</text:p>
          </table:table-cell>
          <table:table-cell table:style-name="Table2.A3" office:value-type="string">
            <text:p text:style-name="P14">Z-Motor</text:p>
          </table:table-cell>
          <table:table-cell table:style-name="Table2.A3" office:value-type="string">
            <text:p text:style-name="P14">Top-Corner(4)</text:p>
          </table:table-cell>
          <table:table-cell table:style-name="Table2.A3" office:value-type="string">
            <text:p text:style-name="P14">M3*8mm</text:p>
          </table:table-cell>
          <table:table-cell table:style-name="Table2.A3" office:value-type="string">
            <text:p text:style-name="P14"/>
          </table:table-cell>
          <table:table-cell table:style-name="Table2.F3" office:value-type="string">
            <text:p text:style-name="P14"/>
          </table:table-cell>
        </table:table-row>
        <table:table-row>
          <table:table-cell table:style-name="Table2.A3" office:value-type="string">
            <text:p text:style-name="P14">16</text:p>
          </table:table-cell>
          <table:table-cell table:style-name="Table2.A3" office:value-type="string">
            <text:p text:style-name="P14">Z-Motor Shaft</text:p>
          </table:table-cell>
          <table:table-cell table:style-name="Table2.A3" office:value-type="string">
            <text:p text:style-name="P14">Z-Motor-Gear</text:p>
          </table:table-cell>
          <table:table-cell table:style-name="Table2.A3" office:value-type="string">
            <text:p text:style-name="P14">#4-40 x 1/2” Bolt &amp; Nut</text:p>
          </table:table-cell>
          <table:table-cell table:style-name="Table2.A3" office:value-type="string">
            <text:p text:style-name="P14"/>
          </table:table-cell>
          <table:table-cell table:style-name="Table2.F3" office:value-type="string">
            <text:p text:style-name="P14"/>
          </table:table-cell>
        </table:table-row>
        <table:table-row>
          <table:table-cell table:style-name="Table2.A3" office:value-type="string">
            <text:p text:style-name="P14">(12)Nuts</text:p>
            <text:p text:style-name="P14">(12)Washers</text:p>
            <text:p text:style-name="P14"/>
          </table:table-cell>
          <table:table-cell table:style-name="Table2.A3" office:value-type="string">
            <text:p text:style-name="P14">Top-Y-Rail</text:p>
          </table:table-cell>
          <table:table-cell table:style-name="Table2.A3" office:value-type="string">
            <text:p text:style-name="P14">Z-Rod(4)</text:p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>(3)Nuts</text:p>
            <text:p text:style-name="P14">Two Below</text:p>
            <text:p text:style-name="P14">One Above</text:p>
            <text:p text:style-name="P14">the Top-Rail</text:p>
          </table:table-cell>
          <table:table-cell table:style-name="Table2.F3" office:value-type="string">
            <text:p text:style-name="P14">(3) Flat Washers</text:p>
            <text:p text:style-name="P14">Two Below</text:p>
            <text:p text:style-name="P14">One Above</text:p>
            <text:p text:style-name="P14">the Top-Rail</text:p>
          </table:table-cell>
        </table:table-row>
        <table:table-row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F3" office:value-type="string">
            <text:p text:style-name="P14"/>
          </table:table-cell>
        </table:table-row>
        <table:table-row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F3" office:value-type="string">
            <text:p text:style-name="P14"/>
          </table:table-cell>
        </table:table-row>
      </table:table>
      <text:p text:style-name="Standard"/>
      <text:p text:style-name="Contents_20_4"/>
      <text:list xml:id="list22443414" text:continue-numbering="true" text:style-name="CheckContent4">
        <text:list-item>
          <text:p text:style-name="P19">Purchase Links</text:p>
          <text:list>
            <text:list-item>
              <text:p text:style-name="P19">M6*30mm Link @ <text:a xlink:type="simple" xlink:href="https://www.mcmaster.com/#standard-rounded-head-screws/=1bmfge1" text:style-name="Internet_20_link" text:visited-style-name="Visited_20_Internet_20_Link">https://www.mcmaster.com/#standard-rounded-head-screws/=1bmfge1</text:a> </text:p>
              <text:list>
                <text:list-item>
                  <text:p text:style-name="P19">Look for Metric STEEL Pan Head Phillips Screws priced @ M6x1mm x 30mm (50) for $6.40</text:p>
                </text:list-item>
              </text:list>
            </text:list-item>
          </text:list>
        </text:list-item>
      </text:list>
      <text:p text:style-name="Contents_20_4"/>
      <text:list xml:id="list22460463" text:continue-numbering="true" text:style-name="CheckContent4">
        <text:list-item>
          <text:p text:style-name="P19"><text:soft-page-break/>Bearings ( $3.55 )</text:p>
          <text:list>
            <text:list-item>
              <text:p text:style-name="P19">(20) V-Groove Bearings, Model 603ZZ, 3x12x4mm, Wire Pulley ( 20PCS ( $0.18/ea )) - $3.55</text:p>
              <text:list>
                <text:list-item>
                  <text:p text:style-name="P19">Link <text:a xlink:type="simple" xlink:href="https://www.aliexpress.com/item/20pcs-set-Professional-Bearing-set-hardware-tools-3-12-4mm-Model-603ZZ-Wire-pulley-with-V/32800396977.html" text:style-name="Internet_20_link" text:visited-style-name="Visited_20_Internet_20_Link">https://www.aliexpress.com/item/20pcs-set-Professional-Bearing-set-hardware-tools-3-12-4mm-Model-603ZZ-Wire-pulley-with-V/32800396977.html</text:a> </text:p>
                </text:list-item>
              </text:list>
            </text:list-item>
          </text:list>
        </text:list-item>
      </text:list>
      <text:p text:style-name="Contents_20_4"/>
      <text:h text:style-name="Heading_20_4" text:outline-level="4"><text:bookmark-start text:name="__RefHeading__1174_997818340"/>Printing Hardware<text:bookmark-end text:name="__RefHeading__1174_997818340"/></text:h>
      <text:p text:style-name="Contents_20_4"/>
      <text:list xml:id="list22450408" text:continue-numbering="true" text:style-name="CheckContent4">
        <text:list-item>
          <text:p text:style-name="P19">Extrusion ( $ 258.73 )</text:p>
          <text:list>
            <text:list-item>
              <text:p text:style-name="P19">E3D – V6 Long Distance 0.4mm 3D Printer Extruder ( $5.98 )</text:p>
              <text:list>
                <text:list-item>
                  <text:p text:style-name="P19"><text:a xlink:type="simple" xlink:href="https://www.gearbest.com/3d-printer-parts/pp_613785.html" text:style-name="Internet_20_link" text:visited-style-name="Visited_20_Internet_20_Link">https://www.gearbest.com/3d-printer-parts/pp_613785.html</text:a> </text:p>
                </text:list-item>
                <text:list-item>
                  <text:p text:style-name="P19"><text:a xlink:type="simple" xlink:href="https://www.aliexpress.com/item/Wade-long-distance-V6-J-head-hotend-Extruder-with-cooling-fan-for-1-75mm-3mm-0/32809354646.html" text:style-name="Internet_20_link" text:visited-style-name="Visited_20_Internet_20_Link">https://www.aliexpress.com/item/Wade-long-distance-V6-J-head-hotend-Extruder-with-cooling-fan-for-1-75mm-3mm-0/32809354646.html</text:a> </text:p>
                </text:list-item>
              </text:list>
            </text:list-item>
          </text:list>
        </text:list-item>
      </text:list>
      <text:p text:style-name="Contents_20_4"/>
      <text:list xml:id="list22458985" text:continue-numbering="true" text:style-name="CheckContent4">
        <text:list-item>
          <text:list>
            <text:list-item>
              <text:p text:style-name="P19">MK7 MK8 i3 Extruder Aluminum Block Kit ( $4.54 )</text:p>
              <text:list>
                <text:list-item>
                  <text:p text:style-name="P19"><text:a xlink:type="simple" xlink:href="https://www.gearbest.com/3d-printer-parts/pp_400612.html?wid=21" text:style-name="Internet_20_link" text:visited-style-name="Visited_20_Internet_20_Link">https://www.gearbest.com/3d-printer-parts/pp_400612.html?wid=21</text:a> </text:p>
                </text:list-item>
              </text:list>
            </text:list-item>
          </text:list>
        </text:list-item>
      </text:list>
      <text:h text:style-name="Heading_20_4" text:outline-level="4"><text:bookmark-start text:name="__RefHeading__1176_997818340"/>3D-Prints<text:bookmark-end text:name="__RefHeading__1176_997818340"/></text:h>
      <text:p text:style-name="Contents_20_4"/>
      <text:list xml:id="list22438741" text:continue-numbering="true" text:style-name="CheckContent4">
        <text:list-item>
          <text:p text:style-name="P19">Settings and Details</text:p>
          <text:list>
            <text:list-item>
              <text:p text:style-name="P19">PLA 1.75mm 3D Plastic Filament was used quoted below at $14.99 per 1-Kg Rolls</text:p>
            </text:list-item>
            <text:list-item>
              <text:p text:style-name="P19">Original design was printed with an Anet A8 3D-Printer</text:p>
              <text:list>
                <text:list-item>
                  <text:p text:style-name="P19">Layer Height: 0.2mm</text:p>
                </text:list-item>
                <text:list-item>
                  <text:p text:style-name="P19">Fill Density: 100%</text:p>
                </text:list-item>
                <text:list-item>
                  <text:p text:style-name="P19">Print speed: 60mm/s</text:p>
                </text:list-item>
                <text:list-item>
                  <text:p text:style-name="P19">Support type: None</text:p>
                </text:list-item>
              </text:list>
            </text:list-item>
          </text:list>
        </text:list-item>
      </text:list>
      <text:p text:style-name="Contents_20_4"/>
      <text:list xml:id="list22447864" text:continue-numbering="true" text:style-name="CheckContent4">
        <text:list-item>
          <text:p text:style-name="P19">3D-Prints ( $12.07 )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>
          <table:table-cell table:style-name="Table1.A1" office:value-type="string">
            <text:p text:style-name="P15">Qty</text:p>
          </table:table-cell>
          <table:table-cell table:style-name="Table1.A1" office:value-type="string">
            <text:p text:style-name="P15">FileName</text:p>
          </table:table-cell>
          <table:table-cell table:style-name="Table1.A1" office:value-type="string">
            <text:p text:style-name="P15">Grams</text:p>
          </table:table-cell>
          <table:table-cell table:style-name="Table1.A1" office:value-type="string">
            <text:p text:style-name="P15">Price</text:p>
            <text:p text:style-name="P15">Each</text:p>
          </table:table-cell>
          <table:table-cell table:style-name="Table1.A1" office:value-type="string">
            <text:p text:style-name="P15">Total</text:p>
            <text:p text:style-name="P15">Price</text:p>
          </table:table-cell>
          <table:table-cell table:style-name="Table1.F1" office:value-type="string">
            <text:p text:style-name="P15">Location</text:p>
          </table:table-cell>
        </table:table-row>
        <table:table-row>
          <table:table-cell table:style-name="Table1.A2" table:number-columns-spanned="6" office:value-type="string">
            <text:p text:style-name="P16">Base Fram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4">2</text:p>
          </table:table-cell>
          <table:table-cell table:style-name="Table1.A3" office:value-type="string">
            <text:p text:style-name="P14">Base-Inner-Corner</text:p>
          </table:table-cell>
          <table:table-cell table:style-name="Table1.A3" office:value-type="string">
            <text:p text:style-name="P14">49</text:p>
          </table:table-cell>
          <table:table-cell table:style-name="Table1.A3" office:value-type="string">
            <text:p text:style-name="P14">$0.92</text:p>
          </table:table-cell>
          <table:table-cell table:style-name="Table1.A3" office:value-type="string">
            <text:p text:style-name="P14">$1.84</text:p>
          </table:table-cell>
          <table:table-cell table:style-name="Table1.F3" office:value-type="string">
            <text:p text:style-name="P14">Left &amp; Back-Right Base Corners</text:p>
          </table:table-cell>
        </table:table-row>
        <table:table-row>
          <table:table-cell table:style-name="Table1.A3" office:value-type="string">
            <text:p text:style-name="P14">2</text:p>
          </table:table-cell>
          <table:table-cell table:style-name="Table1.A3" office:value-type="string">
            <text:p text:style-name="P14">Base-Inner-Corner-Flipped</text:p>
          </table:table-cell>
          <table:table-cell table:style-name="Table1.A3" office:value-type="string">
            <text:p text:style-name="P14">49</text:p>
          </table:table-cell>
          <table:table-cell table:style-name="Table1.A3" office:value-type="string">
            <text:p text:style-name="P14">$0.92</text:p>
          </table:table-cell>
          <table:table-cell table:style-name="Table1.A3" office:value-type="string">
            <text:p text:style-name="P14">$1.84</text:p>
          </table:table-cell>
          <table:table-cell table:style-name="Table1.F3" office:value-type="string">
            <text:p text:style-name="P14">Front-Right and Back-Left Bottom Base Corners</text:p>
          </table:table-cell>
        </table:table-row>
        <table:table-row>
          <table:table-cell table:style-name="Table1.A3" office:value-type="string">
            <text:p text:style-name="P14">2</text:p>
          </table:table-cell>
          <table:table-cell table:style-name="Table1.A3" office:value-type="string">
            <text:p text:style-name="P14">Base-Outer-Corner</text:p>
          </table:table-cell>
          <table:table-cell table:style-name="Table1.A3" office:value-type="string">
            <text:p text:style-name="P14">47</text:p>
          </table:table-cell>
          <table:table-cell table:style-name="Table1.A3" office:value-type="string">
            <text:p text:style-name="P14">$0.88</text:p>
          </table:table-cell>
          <table:table-cell table:style-name="Table1.A3" office:value-type="string">
            <text:p text:style-name="P14">$1.76</text:p>
          </table:table-cell>
          <table:table-cell table:style-name="Table1.F3" office:value-type="string">
            <text:p text:style-name="P14"/>
          </table:table-cell>
        </table:table-row>
        <table:table-row>
          <table:table-cell table:style-name="Table1.A3" office:value-type="string">
            <text:p text:style-name="P14">2</text:p>
          </table:table-cell>
          <table:table-cell table:style-name="Table1.A3" office:value-type="string">
            <text:p text:style-name="P14">Base-Outer-Corner-Flipped</text:p>
          </table:table-cell>
          <table:table-cell table:style-name="Table1.A3" office:value-type="string">
            <text:p text:style-name="P14">47</text:p>
          </table:table-cell>
          <table:table-cell table:style-name="Table1.A3" office:value-type="string">
            <text:p text:style-name="P14">$0.88</text:p>
          </table:table-cell>
          <table:table-cell table:style-name="Table1.A3" office:value-type="string">
            <text:p text:style-name="P14">$1.76</text:p>
          </table:table-cell>
          <table:table-cell table:style-name="Table1.F3" office:value-type="string">
            <text:p text:style-name="P14"/>
          </table:table-cell>
        </table:table-row>
        <table:table-row>
          <table:table-cell table:style-name="Table1.A3" office:value-type="string">
            <text:p text:style-name="P14">2</text:p>
          </table:table-cell>
          <table:table-cell table:style-name="Table1.A3" office:value-type="string">
            <text:p text:style-name="P14">Top-Corner</text:p>
          </table:table-cell>
          <table:table-cell table:style-name="Table1.A3" office:value-type="string">
            <text:p text:style-name="P14">167</text:p>
          </table:table-cell>
          <table:table-cell table:style-name="Table1.A3" office:value-type="string">
            <text:p text:style-name="P14">$3.13</text:p>
          </table:table-cell>
          <table:table-cell table:style-name="Table1.A3" office:value-type="string">
            <text:p text:style-name="P14">$1.24</text:p>
          </table:table-cell>
          <table:table-cell table:style-name="Table1.F3" office:value-type="string">
            <text:p text:style-name="P14">Front-Left &amp; Back-Right Top Corner</text:p>
          </table:table-cell>
        </table:table-row>
        <table:table-row>
          <table:table-cell table:style-name="Table1.A3" office:value-type="string">
            <text:p text:style-name="P14">2</text:p>
          </table:table-cell>
          <table:table-cell table:style-name="Table1.A3" office:value-type="string">
            <text:p text:style-name="P14">Top-Corner-Flipped</text:p>
          </table:table-cell>
          <table:table-cell table:style-name="Table1.A3" office:value-type="string">
            <text:p text:style-name="P14">33</text:p>
          </table:table-cell>
          <table:table-cell table:style-name="Table1.A3" office:value-type="string">
            <text:p text:style-name="P14">$0.62</text:p>
          </table:table-cell>
          <table:table-cell table:style-name="Table1.A3" office:value-type="string">
            <text:p text:style-name="P14">$1.24</text:p>
          </table:table-cell>
          <table:table-cell table:style-name="Table1.F3" office:value-type="string">
            <text:p text:style-name="P14">Front-Right &amp; Back-Left Top Corner</text:p>
          </table:table-cell>
        </table:table-row>
        <table:table-row>
          <table:table-cell table:style-name="Table1.A2" table:number-columns-spanned="6" office:value-type="string">
            <text:p text:style-name="P16">Y-Gantry ( Mobile XY Gantries 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4">1</text:p>
          </table:table-cell>
          <table:table-cell table:style-name="Table1.A3" office:value-type="string">
            <text:p text:style-name="P14">Gantry-Corner-YPulley</text:p>
          </table:table-cell>
          <table:table-cell table:style-name="Table1.A3" office:value-type="string">
            <text:p text:style-name="P14">111</text:p>
          </table:table-cell>
          <table:table-cell table:style-name="Table1.A3" office:value-type="string">
            <text:p text:style-name="P14">$2.08</text:p>
          </table:table-cell>
          <table:table-cell table:style-name="Table1.A3" office:value-type="string">
            <text:p text:style-name="P14">$2.08</text:p>
          </table:table-cell>
          <table:table-cell table:style-name="Table1.F3" office:value-type="string">
            <text:p text:style-name="P14">Back-Right Y-Gantry Corner</text:p>
          </table:table-cell>
        </table:table-row>
        <table:table-row>
          <table:table-cell table:style-name="Table1.A3" office:value-type="string">
            <text:p text:style-name="P14">1</text:p>
          </table:table-cell>
          <table:table-cell table:style-name="Table1.A3" office:value-type="string">
            <text:p text:style-name="P14">Gantry-Corner-YPulley-Flipped</text:p>
          </table:table-cell>
          <table:table-cell table:style-name="Table1.A3" office:value-type="string">
            <text:p text:style-name="P14">111</text:p>
          </table:table-cell>
          <table:table-cell table:style-name="Table1.A3" office:value-type="string">
            <text:p text:style-name="P14">$2.08</text:p>
          </table:table-cell>
          <table:table-cell table:style-name="Table1.A3" office:value-type="string">
            <text:p text:style-name="P14">$2.08</text:p>
          </table:table-cell>
          <table:table-cell table:style-name="Table1.F3" office:value-type="string">
            <text:p text:style-name="P14">Back-Left Y-Gantry Corner</text:p>
          </table:table-cell>
        </table:table-row>
        <table:table-row>
          <table:table-cell table:style-name="Table1.A3" office:value-type="string">
            <text:p text:style-name="P14">1</text:p>
          </table:table-cell>
          <table:table-cell table:style-name="Table1.A3" office:value-type="string">
            <text:p text:style-name="P14">Gantry-Corner-YMotor</text:p>
          </table:table-cell>
          <table:table-cell table:style-name="Table1.A3" office:value-type="string">
            <text:p text:style-name="P14">113</text:p>
          </table:table-cell>
          <table:table-cell table:style-name="Table1.A3" office:value-type="string">
            <text:p text:style-name="P14">$2.12</text:p>
          </table:table-cell>
          <table:table-cell table:style-name="Table1.A3" office:value-type="string">
            <text:p text:style-name="P14">$2.14</text:p>
          </table:table-cell>
          <table:table-cell table:style-name="Table1.F3" office:value-type="string">
            <text:p text:style-name="P14">Front-Left Y-Gantry Corner</text:p>
          </table:table-cell>
        </table:table-row>
        <table:table-row>
          <table:table-cell table:style-name="Table1.A3" office:value-type="string">
            <text:p text:style-name="P14">1</text:p>
          </table:table-cell>
          <table:table-cell table:style-name="Table1.A3" office:value-type="string">
            <text:p text:style-name="P14">Gantry-Corner-YMotor-Flipped</text:p>
          </table:table-cell>
          <table:table-cell table:style-name="Table1.A3" office:value-type="string">
            <text:p text:style-name="P14">113</text:p>
          </table:table-cell>
          <table:table-cell table:style-name="Table1.A3" office:value-type="string">
            <text:p text:style-name="P14">$2.12</text:p>
          </table:table-cell>
          <table:table-cell table:style-name="Table1.A3" office:value-type="string">
            <text:p text:style-name="P14">$2.14</text:p>
          </table:table-cell>
          <table:table-cell table:style-name="Table1.F3" office:value-type="string">
            <text:p text:style-name="P14">Front-Right Y-Gantry Corner</text:p>
          </table:table-cell>
        </table:table-row>
        <table:table-row>
          <table:table-cell table:style-name="Table1.F3" table:number-columns-spanned="6" office:value-type="string">
            <text:p text:style-name="P16">X-Gant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4">2</text:p>
          </table:table-cell>
          <table:table-cell table:style-name="Table1.A3" office:value-type="string">
            <text:p text:style-name="P14">X-Gantry-Left</text:p>
          </table:table-cell>
          <table:table-cell table:style-name="Table1.A3" office:value-type="string">
            <text:p text:style-name="P14">48</text:p>
          </table:table-cell>
          <table:table-cell table:style-name="Table1.A3" office:value-type="string">
            <text:p text:style-name="P14">$0.90</text:p>
          </table:table-cell>
          <table:table-cell table:style-name="Table1.A3" office:value-type="string">
            <text:p text:style-name="P14"/>
          </table:table-cell>
          <table:table-cell table:style-name="Table1.F3" office:value-type="string">
            <text:p text:style-name="P14">Left &amp; Right X-Gantry &amp; Extruder Bracket</text:p>
          </table:table-cell>
        </table:table-row>
        <table:table-row>
          <table:table-cell table:style-name="Table1.A3" office:value-type="string">
            <text:p text:style-name="P14">1</text:p>
          </table:table-cell>
          <table:table-cell table:style-name="Table1.A3" office:value-type="string">
            <text:p text:style-name="P14">X-Motor-Bracket</text:p>
          </table:table-cell>
          <table:table-cell table:style-name="Table1.A3" office:value-type="string">
            <text:p text:style-name="P14">8</text:p>
          </table:table-cell>
          <table:table-cell table:style-name="Table1.A3" office:value-type="string">
            <text:p text:style-name="P14">$0.15</text:p>
          </table:table-cell>
          <table:table-cell table:style-name="Table1.A3" office:value-type="string">
            <text:p text:style-name="P14"/>
          </table:table-cell>
          <table:table-cell table:style-name="Table1.F3" office:value-type="string">
            <text:p text:style-name="P14"/>
          </table:table-cell>
        </table:table-row>
        <table:table-row>
          <table:table-cell table:style-name="Table1.A3" office:value-type="string">
            <text:p text:style-name="P14">1</text:p>
          </table:table-cell>
          <table:table-cell table:style-name="Table1.A3" office:value-type="string">
            <text:p text:style-name="P14">Extruder-Bracket</text:p>
          </table:table-cell>
          <table:table-cell table:style-name="Table1.A3" office:value-type="string">
            <text:p text:style-name="P14">14</text:p>
          </table:table-cell>
          <table:table-cell table:style-name="Table1.A3" office:value-type="string">
            <text:p text:style-name="P14">$0.26</text:p>
          </table:table-cell>
          <table:table-cell table:style-name="Table1.A3" office:value-type="string">
            <text:p text:style-name="P14"/>
          </table:table-cell>
          <table:table-cell table:style-name="Table1.F3" office:value-type="string">
            <text:p text:style-name="P14"/>
          </table:table-cell>
        </table:table-row>
        <table:table-row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F3" office:value-type="string">
            <text:p text:style-name="P14"/>
          </table:table-cell>
        </table:table-row>
        <table:table-row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F3" office:value-type="string">
            <text:p text:style-name="P14"/>
          </table:table-cell>
        </table:table-row>
        <table:table-row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F3" office:value-type="string">
            <text:p text:style-name="P14"/>
          </table:table-cell>
        </table:table-row>
        <table:table-row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F3" office:value-type="string">
            <text:p text:style-name="P14"/>
          </table:table-cell>
        </table:table-row>
        <table:table-row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F3" office:value-type="string">
            <text:p text:style-name="P14"/>
          </table:table-cell>
        </table:table-row>
        <table:table-row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F3" office:value-type="string">
            <text:p text:style-name="P14"/>
          </table:table-cell>
        </table:table-row>
      </table:table>
      <text:p text:style-name="Contents_20_4"/>
      <text:p text:style-name="Contents_20_4"/>
      <text:p text:style-name="Contents_20_4"/>
      <text:h text:style-name="Heading_20_4" text:outline-level="4"><text:bookmark-start text:name="__RefHeading__1178_997818340"/>Electrical<text:bookmark-end text:name="__RefHeading__1178_997818340"/></text:h>
      <text:p text:style-name="Contents_20_4"/>
      <text:list xml:id="list22435022" text:continue-numbering="true" text:style-name="CheckContent4">
        <text:list-item>
          <text:p text:style-name="P19">Electronics ( $98.70 )</text:p>
          <text:list>
            <text:list-item>
              <text:p text:style-name="P19">(10) Nema-17, 2-Phase 1.8-Deg, 3.96V, 0.9A, 4.4Ohm, 5mm Shaft, 42-Stepper Motor - $9.87/ea = $98.70</text:p>
              <text:list>
                <text:list-item>
                  <text:p text:style-name="P19">Holding Torque - <text:s/>0.34Nm, 48oz.in, 0.25lb.ft, 34N.cm, 3467g.cm, 0.0346kg.m, 3.467kg.cm</text:p>
                </text:list-item>
                <text:list-item>
                  <text:p text:style-name="P19">Product Weight – 0.2610kg, Size 3.5x4x4cm ( 1.38”x1.57”x1.57” )</text:p>
                </text:list-item>
                <text:list-item>
                  <text:p text:style-name="P19"><text:a xlink:type="simple" xlink:href="https://www.gearbest.com/3d-printer-parts/pp_540282.html" text:style-name="Internet_20_link" text:visited-style-name="Visited_20_Internet_20_Link">https://www.gearbest.com/3d-printer-parts/pp_540282.html</text:a> </text:p>
                </text:list-item>
              </text:list>
            </text:list-item>
          </text:list>
        </text:list-item>
      </text:list>
      <text:p text:style-name="Contents_20_4"/>
      <text:p text:style-name="Contents_20_4"/>
      <text:p text:style-name="Contents_20_4"/>
      <text:h text:style-name="Heading_20_1" text:outline-level="1"><text:soft-page-break/>Assembly</text:h>
      <text:p text:style-name="Contents_20_1"/>
      <text:p text:style-name="Contents_20_1">Top-Corner must be bolted to Rail BEFORE the threaded rod is installed!</text:p>
      <text:p text:style-name="Contents_20_1"/>
      <text:p text:style-name="Contents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228in" draw:dots2="1" draw:dots2-length="0.0228in" draw:distance="0.0228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Consolas" fo:font-size="7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in" fo:text-indent="0in" style:auto-text-indent="false" style:page-number="auto" fo:background-color="#ffffcc" fo:padding="0.0201in" fo:border="0.0008in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margin-top="0.05in" fo:margin-bottom="0.0402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0.15in" fo:margin-bottom="0.0201in" style:page-number="auto" fo:background-color="#99ffcc" fo:padding="0.0201in" fo:border-left="none" fo:border-right="none" fo:border-top="0.0008in solid #333333" fo:border-bottom="none" style:shadow="#666666 0.0402in 0.0402in">
        <style:tab-stops/>
        <style:background-image/>
      </style:paragraph-properties>
      <style:text-properties style:use-window-font-color="true" style:font-name="Comic Sans MS" fo:font-size="9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0.1in" fo:margin-right="0in" fo:margin-top="0in" fo:margin-bottom="0in" fo:text-indent="0in" style:auto-text-indent="false" fo:background-color="transparent" style:shadow="none">
        <style:tab-stops>
          <style:tab-stop style:position="0.1in"/>
        </style:tab-stops>
        <style:background-image/>
      </style:paragraph-properties>
      <style:text-properties style:font-name="Ebrima" fo:font-size="8pt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0.3in" fo:margin-right="0.3in" fo:margin-top="0.1299in" fo:margin-bottom="0.0201in" fo:text-indent="-0.2in" style:auto-text-indent="false" style:page-number="auto" fo:background-color="#ccff99" fo:padding="0in" fo:border-left="none" fo:border-right="none" fo:border-top="0.0008in solid #808080" fo:border-bottom="none" style:shadow="#666666 0.0402in 0.0402in">
        <style:tab-stops/>
        <style:background-image/>
      </style:paragraph-properties>
      <style:text-properties fo:color="#111111" style:font-name="Calibri" fo:font-size="10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0.3in" fo:margin-right="0in" fo:margin-top="0.1098in" fo:margin-bottom="0.0201in" fo:text-indent="-0.1in" style:auto-text-indent="false" fo:background-color="#e6e6ff" fo:padding="0in" fo:border-left="none" fo:border-right="none" fo:border-top="0.0008in solid #b2b2b2" fo:border-bottom="none" style:shadow="#666666 0.0201in 0.0201in">
        <style:tab-stops/>
        <style:background-image/>
      </style:paragraph-properties>
      <style:text-properties fo:color="#333333" style:font-name="Calibri1" fo:font-size="9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/>
      </style:paragraph-properties>
      <style:text-properties style:font-name="Ebrima" fo:font-size="8pt"/>
    </style:style>
    <style:style style:name="Contents_20_3" style:display-name="Contents 3" style:family="paragraph" style:parent-style-name="Index" style:class="index">
      <style:paragraph-properties fo:margin-left="0.2902in" fo:margin-right="0in" fo:margin-top="0in" fo:margin-bottom="0in" fo:text-indent="0in" style:auto-text-indent="false">
        <style:tab-stops>
          <style:tab-stop style:position="0.05in"/>
        </style:tab-stops>
      </style:paragraph-properties>
      <style:text-properties style:font-name="Ebrima" fo:font-size="8pt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0.5in" fo:margin-right="0in" fo:margin-top="0.0902in" fo:margin-bottom="0.0201in" fo:text-indent="-0.2in" style:auto-text-indent="false" fo:background-color="#ffffcc" fo:padding="0in" fo:border-left="none" fo:border-right="none" fo:border-top="0.0008in solid #dddddd" fo:border-bottom="none" style:shadow="#b2b2b2 0.0201in 0.0201in">
        <style:tab-stops/>
        <style:background-image/>
      </style:paragraph-properties>
      <style:text-properties style:font-name="Calibri" fo:font-size="8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2902in" fo:margin-right="0in" fo:margin-top="0in" fo:margin-bottom="0in" fo:text-indent="0.1in" style:auto-text-indent="false">
        <style:tab-stops/>
      </style:paragraph-properties>
      <style:text-properties style:font-name="Ebrima" fo:font-size="8pt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0.3in" fo:margin-right="0in" fo:margin-top="0.0701in" fo:margin-bottom="0.0201in" fo:text-indent="0.1in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0.4in" fo:margin-right="0in" fo:margin-top="0.0402in" fo:margin-bottom="0.0201in" fo:text-indent="0.1in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fo:text-indent="0in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0098in" fo:margin-right="0in" fo:margin-top="0in" fo:margin-bottom="0in" fo:text-indent="-0.2in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55in" fo:margin-right="0in" fo:margin-top="0in" fo:margin-bottom="0in" fo:text-indent="0in" style:auto-text-indent="false" style:shadow="none">
        <style:tab-stops/>
      </style:paragraph-properties>
      <style:text-properties style:font-name="Ebrima" fo:font-size="7pt"/>
    </style:style>
    <style:style style:name="Contents_20_6" style:display-name="Contents 6" style:family="paragraph" style:parent-style-name="Index" style:class="index">
      <style:paragraph-properties fo:margin-left="0.5799in" fo:margin-right="0in" fo:margin-top="0in" fo:margin-bottom="0in" fo:text-indent="0in" style:auto-text-indent="false">
        <style:tab-stops/>
      </style:paragraph-properties>
      <style:text-properties style:font-name="Ebrima" fo:font-size="7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9807in" style:type="right" style:leader-style="dotted" style:leader-text="."/>
        </style:tab-stops>
      </style:paragraph-properties>
      <style:text-properties style:font-name="Ebrima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6.7839in" style:type="right" style:leader-style="dotted" style:leader-text="."/>
        </style:tab-stops>
      </style:paragraph-properties>
      <style:text-properties style:font-name="Ebrima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6.5874in" style:type="right" style:leader-style="dotted" style:leader-text="."/>
        </style:tab-stops>
      </style:paragraph-properties>
      <style:text-properties style:font-name="Ebrima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in" fo:margin-right="0in" fo:margin-top="0in" fo:margin-bottom="0in" fo:hyphenation-ladder-count="no-limit" fo:text-indent="0.25in" style:auto-text-indent="false"/>
      <style:text-properties fo:font-size="8pt" style:font-size-asian="11pt" style:font-size-complex="11pt" style:language-complex="en" style:country-complex="US" fo:hyphenate="false" fo:hyphenation-remain-char-count="0" fo:hyphenation-push-char-count="0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ourceCode" style:family="paragraph" style:parent-style-name="Text_20_body">
      <style:paragraph-properties fo:background-color="#eeeeee">
        <style:background-image/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1.1799in" fo:margin-right="0in" fo:text-indent="0in" style:auto-text-indent="false" fo:background-color="#ccffff">
        <style:background-image/>
      </style:paragraph-properties>
      <style:text-properties style:font-name="Consolas1" fo:font-size="6pt" style:font-size-asian="6pt" style:font-size-complex="6pt"/>
    </style:style>
    <style:style style:name="List_20_Paragraph" style:display-name="List Paragraph" style:family="paragraph" style:parent-style-name="Normal" style:master-page-name="">
      <style:paragraph-properties fo:margin-left="0.5in" fo:margin-right="0in" fo:margin-top="0in" fo:margin-bottom="0in" fo:hyphenation-ladder-count="no-limit" fo:text-indent="0in" style:auto-text-indent="false" style:page-number="auto">
        <style:tab-stops>
          <style:tab-stop style:position="0in"/>
          <style:tab-stop style:position="0.1in"/>
        </style:tab-stops>
      </style:paragraph-properties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ourcecode" style:family="paragraph" style:parent-style-name="Text_20_body">
      <style:paragraph-properties fo:background-color="#eeeeee" fo:padding="0.0201in" fo:border="0.0071in solid #000000" style:shadow="#006699 0.0402in -0.0402in">
        <style:background-image/>
      </style:paragraph-properties>
      <style:text-properties style:font-name="Source Sans Pro" fo:font-size="7pt" style:font-size-asian="6pt" style:font-size-complex="6pt"/>
    </style:style>
    <style:style style:name="Table_20_Contents_20_Small" style:display-name="Table Contents Small" style:family="paragraph" style:parent-style-name="Table_20_Contents" style:next-style-name="Contents_20_1" style:class="extra" style:master-page-name="">
      <style:paragraph-properties fo:margin-left="0.0201in" fo:margin-right="0.0201in" fo:text-indent="0in" style:auto-text-indent="false" style:page-number="auto" fo:background-color="transparent" style:shadow="none">
        <style:tab-stops/>
        <style:background-image/>
      </style:paragraph-properties>
      <style:text-properties fo:color="#333333" style:font-name="Browallia New" fo:font-size="7pt" fo:font-style="normal" fo:font-weight="normal"/>
    </style:style>
    <style:style style:name="Table_20_Contents_20_Heading" style:display-name="Table Contents Heading" style:family="paragraph" style:parent-style-name="Table_20_Contents_20_Small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Tahoma" fo:font-size="6pt" style:text-underline-style="solid" style:text-underline-width="auto" style:text-underline-color="font-color" fo:font-weight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0799in" style:type="center"/>
          <style:tab-stop style:position="8.1598in" style:type="right"/>
        </style:tab-stops>
      </style:paragraph-properties>
    </style:style>
    <style:style style:name="Content_20_3_20_Text" style:display-name="Content 3 Text" style:family="paragraph" style:parent-style-name="Contents_20_3">
      <style:paragraph-properties fo:margin-left="0.4in" fo:margin-right="0in" fo:text-indent="0in" style:auto-text-indent="false"/>
      <style:text-properties fo:color="#006666" style:font-name="Cambria1" fo:font-size="8pt" fo:font-style="italic" style:font-size-asian="8pt" style:font-style-asian="italic" style:font-size-complex="8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style:font-name="Arial Narrow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80" style:font-name="Arial Narrow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font-name="Cambria" fo:font-size="8pt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3LVL1" style:display-name="WW_CharLFO13LVL1" style:family="text">
      <style:text-properties style:font-name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Source_20_Text" style:display-name="Source Text" style:family="text">
      <style:text-properties style:font-name="Consolas" fo:font-size="7pt" fo:font-style="normal" fo:background-color="#eeeeee" style:font-name-asian="NSimSun" style:font-name-complex="Courier New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Emphasis" style:family="text">
      <style:text-properties fo:color="#666666" style:font-name="Arial Narrow1" fo:font-size="8pt" fo:font-style="italic" fo:background-color="#ffffff" style:font-style-asian="italic" style:font-style-complex="italic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tyle_5f_0" style:display-name="GraphicStyle_0" style:family="graphic">
      <style:graphic-properties svg:x="0in" svg:y="0in" style:vertical-pos="from-top" style:vertical-rel="page-content" style:horizontal-pos="from-left" style:horizontal-rel="page-end-margin"/>
    </style:style>
    <style:style style:name="GraphicStyle_5f_1" style:display-name="GraphicStyle_1" style:family="graphic">
      <style:graphic-properties svg:x="0in" svg:y="0in" style:vertical-pos="from-top" style:vertical-rel="page" style:horizontal-pos="from-left" style:horizontal-rel="page-end-margin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45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3in" fo:margin-left="0.65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0.8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egoe UI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0.2in" fo:margin-left="1.15in"/>
        </style:list-level-properties>
        <style:text-properties style:font-name="Segoe UI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0.15in" fo:margin-left="1.3in"/>
        </style:list-level-properties>
        <style:text-properties style:font-name="Segoe UI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3in" fo:margin-left="1.65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3in" fo:margin-left="1.8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3in" fo:margin-left="2.0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3in" fo:margin-left="2.25in"/>
        </style:list-level-properties>
        <style:text-properties style:font-name="Star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7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in" fo:margin-left="0.8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1.05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25in" fo:margin-left="1.45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9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style:font-name="Star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0.2in" fo:margin-left="1.45in"/>
        </style:list-level-properties>
        <style:text-properties style:font-name="Segoe UI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in" fo:margin-left="1.7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in" fo:margin-left="1.9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in" fo:margin-left="2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in" fo:margin-left="2.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in" fo:margin-left="2.95in"/>
        </style:list-level-properties>
        <style:text-properties style:font-name="Star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1in" fo:margin-left="0.8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1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2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1in" fo:margin-left="1.4in"/>
        </style:list-level-properties>
        <style:text-properties style:font-name="Star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0.1in" fo:margin-left="1.6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1.8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2.2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2.4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2.6in"/>
        </style:list-level-properties>
        <style:text-properties style:font-name="StarSymbol"/>
      </text:list-level-style-bullet>
    </text:list-style>
    <text:list-style style:name="MyListItems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Segoe UI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8.5in" fo:page-height="11in" style:num-format="1" style:print-orientation="portrait" fo:margin-top="0.1701in" fo:margin-bottom="0.1701in" fo:margin-left="0.1701in" fo:margin-right="0.1701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in" fo:margin-bottom="0.7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( <text:s/></text:span><text:span text:style-name="MT1"><text:chapter text:display="number" text:outline-level="3">2.</text:chapter></text:span><text:span text:style-name="MT1"> <text:s/></text:span><text:span text:style-name="MT1"><text:chapter text:display="name" text:outline-level="1">Assembly</text:chapter></text:span><text:span text:style-name="MT1"> <text:s/>:: <text:s/></text:span><text:span text:style-name="MT1"><text:chapter text:display="name" text:outline-level="2">Assembly</text:chapter></text:span><text:span text:style-name="MT1"> <text:s/>:: <text:s/></text:span><text:span text:style-name="MT1"><text:chapter text:display="name" text:outline-level="3">Assembly</text:chapter></text:span><text:span text:style-name="MT1"> <text:s/>)</text:span><text:span text:style-name="MT2"> <text:s text:c="2"/></text:span>Page -<text:subject/><text:page-number text:select-page="current">4</text:page-number>- </text:p>
      </style:header>
    </style:master-page>
    <style:master-page style:name="HTML" style:page-layout-name="Mpm2">
      <style:header>
        <text:p text:style-name="Header"/>
      </style:header>
    </style:master-page>
    <style:master-page style:name="Page_20_Style_20_1" style:display-name="Page Style 1" style:page-layout-name="Mpm3">
      <style:header>
        <text:p text:style-name="MP1"><text:span text:style-name="MT1">( <text:s/></text:span><text:span text:style-name="MT1"><text:chapter text:display="number" text:outline-level="3"/></text:span><text:span text:style-name="MT1"> <text:s/></text:span><text:span text:style-name="MT1"><text:chapter text:display="name" text:outline-level="1"/></text:span><text:span text:style-name="MT1"> <text:s/>:: <text:s/></text:span><text:span text:style-name="MT1"><text:chapter text:display="name" text:outline-level="2"/></text:span><text:span text:style-name="MT1"> <text:s/>:: <text:s/></text:span><text:span text:style-name="MT1"><text:chapter text:display="name" text:outline-level="3"/></text:span><text:span text:style-name="MT1"> <text:s/>)</text:span><text:span text:style-name="MT2"> <text:s text:c="2"/></text:span>Page -<text:subject/><text:page-number text:select-page="current">3</text:page-number>- </text:p>
      </style:head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18-03-03T02:25:16.48</dc:date>
    <meta:editing-duration>P150DT11H34M7S</meta:editing-duration>
    <meta:editing-cycles>3256</meta:editing-cycles>
    <meta:generator>OpenOffice/4.1.5$Win32 OpenOffice.org_project/415m1$Build-9789</meta:generator>
    <meta:printed-by>Tom G</meta:printed-by>
    <meta:print-date>2017-05-04T12:58:11.12</meta:print-date>
    <meta:document-statistic meta:table-count="2" meta:image-count="1" meta:object-count="0" meta:page-count="4" meta:paragraph-count="210" meta:word-count="679" meta:character-count="4658"/>
  </office:meta>
</office:document-meta>
</file>